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  <style:font-face style:name="Ubuntu" svg:font-family="Ubuntu" style:font-pitch="variable"/>
  </office:font-face-decls>
  <office:automatic-styles>
    <style:style style:name="P1" style:family="paragraph" style:parent-style-name="Standard">
      <style:text-properties officeooo:rsid="0017717a" officeooo:paragraph-rsid="0017717a"/>
    </style:style>
    <style:style style:name="P2" style:family="paragraph" style:parent-style-name="Standard">
      <style:text-properties fo:font-variant="normal" fo:text-transform="none" fo:color="#e3e3e8" loext:opacity="100%" style:font-name="Noto Sans Mono" fo:font-size="8.25pt" fo:letter-spacing="normal" fo:font-style="normal" fo:font-weight="normal" officeooo:rsid="0017717a" officeooo:paragraph-rsid="0017717a"/>
    </style:style>
    <style:style style:name="P3" style:family="paragraph" style:parent-style-name="Heading_20_2">
      <style:text-properties fo:font-variant="normal" fo:text-transform="none" fo:color="#e3e3e8" loext:opacity="100%" style:font-name="Quicksand" fo:font-size="8.25pt" fo:letter-spacing="normal" fo:font-style="normal" fo:font-weight="normal" officeooo:rsid="0017717a" officeooo:paragraph-rsid="0017717a"/>
    </style:style>
    <style:style style:name="P4" style:family="paragraph" style:parent-style-name="Standard" style:list-style-name="L1">
      <style:text-properties style:font-name="Ubuntu" officeooo:rsid="001d8f85" officeooo:paragraph-rsid="001d8f85"/>
    </style:style>
    <style:style style:name="P5" style:family="paragraph" style:parent-style-name="Standard" style:list-style-name="L1">
      <style:text-properties officeooo:paragraph-rsid="001d8f85"/>
    </style:style>
    <style:style style:name="P6" style:family="paragraph" style:parent-style-name="Standard" style:list-style-name="L1">
      <style:text-properties style:font-name="Ubuntu" officeooo:rsid="0017717a" officeooo:paragraph-rsid="001d8f85"/>
    </style:style>
    <style:style style:name="P7" style:family="paragraph" style:parent-style-name="Standard" style:list-style-name="L1">
      <style:text-properties officeooo:paragraph-rsid="001ee97d"/>
    </style:style>
    <style:style style:name="P8" style:family="paragraph" style:parent-style-name="Heading_20_3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e3e3e8" loext:opacity="100%" style:font-name="Quicksand" fo:font-size="8.25pt" fo:letter-spacing="normal" fo:font-style="normal" fo:font-weight="normal" officeooo:rsid="0017717a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e3e3e8" loext:opacity="100%" style:font-name="Quicksand" fo:font-size="8.25pt" fo:letter-spacing="normal" fo:font-style="normal" fo:font-weight="normal" officeooo:rsid="0017717a"/>
    </style:style>
    <style:style style:name="P10" style:family="paragraph" style:parent-style-name="Text_20_body" style:list-style-name="L2">
      <style:paragraph-properties fo:line-height="120%"/>
      <style:text-properties fo:color="#e3e3e8" loext:opacity="100%" style:font-name="Quicksand" fo:font-size="8.25pt" officeooo:rsid="0017717a"/>
    </style:style>
    <style:style style:name="P11" style:family="paragraph" style:parent-style-name="Text_20_body" style:list-style-name="L3">
      <style:paragraph-properties fo:line-height="120%"/>
      <style:text-properties fo:color="#e3e3e8" loext:opacity="100%" style:font-name="Quicksand" fo:font-size="8.25pt" officeooo:rsid="0017717a"/>
    </style:style>
    <style:style style:name="P12" style:family="paragraph" style:parent-style-name="Text_20_body" style:list-style-name="L4">
      <style:paragraph-properties fo:line-height="120%"/>
      <style:text-properties fo:color="#e3e3e8" loext:opacity="100%" style:font-name="Quicksand" fo:font-size="8.25pt" officeooo:rsid="0017717a" officeooo:paragraph-rsid="00217207"/>
    </style:style>
    <style:style style:name="P13" style:family="paragraph" style:parent-style-name="Text_20_body" style:list-style-name="L5">
      <style:paragraph-properties fo:line-height="120%"/>
      <style:text-properties fo:color="#e3e3e8" loext:opacity="100%" style:font-name="Quicksand" fo:font-size="8.25pt" officeooo:rsid="0017717a"/>
    </style:style>
    <style:style style:name="P14" style:family="paragraph" style:parent-style-name="Heading_20_3">
      <style:text-properties fo:font-variant="normal" fo:text-transform="none" fo:color="#e3e3e8" loext:opacity="100%" style:font-name="Quicksand" fo:font-size="8.25pt" fo:letter-spacing="normal" fo:font-style="normal" fo:font-weight="normal" officeooo:rsid="0017717a" officeooo:paragraph-rsid="0017717a"/>
    </style:style>
    <style:style style:name="P15" style:family="paragraph" style:parent-style-name="Text_20_body">
      <style:text-properties fo:font-variant="normal" fo:text-transform="none" fo:color="#e3e3e8" loext:opacity="100%" style:font-name="Quicksand" fo:font-size="8.25pt" fo:letter-spacing="normal" fo:font-style="normal" fo:font-weight="normal" officeooo:rsid="0017717a" officeooo:paragraph-rsid="0017717a"/>
    </style:style>
    <style:style style:name="P16" style:family="paragraph" style:parent-style-name="Text_20_body" style:list-style-name="L6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P17" style:family="paragraph" style:parent-style-name="Text_20_body" style:list-style-name="L6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e3e3e8" loext:opacity="100%" style:font-name="Quicksand" fo:font-size="8.25pt" fo:letter-spacing="normal" fo:font-style="normal" fo:font-weight="normal" officeooo:rsid="0017717a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e3e3e8" loext:opacity="100%" style:font-name="Noto Sans Mono" fo:font-size="8.25pt" officeooo:rsid="0017717a" loext:padding="0cm" loext:border="none"/>
    </style:style>
    <style:style style:name="T1" style:family="text">
      <style:text-properties officeooo:rsid="001d8f85"/>
    </style:style>
    <style:style style:name="T2" style:family="text">
      <style:text-properties style:font-name="Ubuntu" officeooo:rsid="001d8f85"/>
    </style:style>
    <style:style style:name="T3" style:family="text">
      <style:text-properties style:font-name="Ubuntu" officeooo:rsid="00212fa1"/>
    </style:style>
    <style:style style:name="T4" style:family="text">
      <style:text-properties officeooo:rsid="00217207"/>
    </style:style>
    <style:style style:name="T5" style:family="text">
      <style:text-properties officeooo:rsid="00212fa1"/>
    </style:style>
    <style:style style:name="T6" style:family="text">
      <style:text-properties fo:color="#8b8b8b" loext:opacity="100%" fo:font-size="12pt"/>
    </style:style>
    <style:style style:name="T7" style:family="text">
      <style:text-properties fo:color="#8b8b8b" loext:opacity="100%" fo:font-size="12pt" fo:font-weight="bold" loext:padding="0cm" loext:border="none"/>
    </style:style>
    <style:style style:name="T8" style:family="text">
      <style:text-properties fo:font-variant="normal" fo:text-transform="none" fo:color="#e3e3e8" loext:opacity="100%" style:font-name="Quicksand" fo:font-size="8.25pt" fo:letter-spacing="normal" fo:font-style="normal" fo:font-weight="normal" officeooo:rsid="0017717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rojeto: Web Scraping <text:s/><text:span text:style-name="T1">em massa com python </text:span>de dados completos da ONS<text:line-break/><text:line-break/></text:p>
      <text:p text:style-name="P2"/>
      <text:p text:style-name="P2"/>
      <text:p text:style-name="P2"/>
      <text:h text:style-name="P3" text:outline-level="2"><text:bookmark text:name="1-objetivo-do-projeto"/>1. Objetivo do Projeto</text:h>
      <text:list text:style-name="L1">
        <text:list-item>
          <text:p text:style-name="P4">Criar um pipeline de dados fácil de realizar manutenção, ou seja, estruturado, modular e escalável.</text:p>
        </text:list-item>
        <text:list-item>
          <text:p text:style-name="P5"><text:span text:style-name="T2">Discutir o padrão de projeto </text:span><text:span text:style-name="Strong_20_Emphasis"><text:span text:style-name="T2">Cadeia de Responsabilidade (Chain of Responsibility)</text:span></text:span><text:span text:style-name="T2">.</text:span></text:p>
        </text:list-item>
        <text:list-item>
          <text:p text:style-name="P6"><text:s/><text:span text:style-name="T1">Salvar os dados do site da ons em um banco de dados</text:span></text:p>
        </text:list-item>
        <text:list-item>
          <text:p text:style-name="P4">Automatizar a carga para enviar novos registros</text:p>
        </text:list-item>
        <text:list-item>
          <text:p text:style-name="P7"><text:span text:style-name="T2">Registrar logs do pipeline </text:span><text:span text:style-name="T3">nas categorias </text:span>DEBUG, INFO, WARNING, ERROR, CRITICAL</text:p>
        </text:list-item>
      </text:list>
      <text:h text:style-name="P3" text:outline-level="2"><text:bookmark text:name="2-arquitetura--estrutura-técnica"/>2. Arquitetura / Estrutura Técnica</text:h>
      <text:h text:style-name="P8" text:outline-level="3"><text:bookmark text:name="21-tecnologias-usadas"/>2.1 Tecnologias Usadas</text:h>
      <text:p text:style-name="P9"><text:span text:style-name="Strong_20_Emphasis"><text:s/>-Python 3.11+</text:span></text:p>
      <text:list text:style-name="L2">
        <text:list-item>
          <text:p text:style-name="P10"><text:span text:style-name="Strong_20_Emphasis">Requests / BeautifulSoup</text:span> <text:span text:style-name="T4">para </text:span>extração dos dados</text:p>
        </text:list-item>
      </text:list>
      <text:list text:style-name="L3">
        <text:list-item>
          <text:p text:style-name="P11"><text:span text:style-name="Strong_20_Emphasis">Pandas</text:span> <text:span text:style-name="T4">para </text:span>manipulação dos dados</text:p>
        </text:list-item>
      </text:list>
      <text:list text:style-name="L4">
        <text:list-item>
          <text:p text:style-name="P12"><text:span text:style-name="Strong_20_Emphasis">MySQL</text:span> <text:span text:style-name="T4">para <text:s/></text:span>armazenamento dos dados</text:p>
        </text:list-item>
      </text:list>
      <text:list text:style-name="L5">
        <text:list-item>
          <text:p text:style-name="P13"><text:span text:style-name="Strong_20_Emphasis">Logging</text:span> <text:span text:style-name="T4">par </text:span>egistro de logs em múltiplos níveis</text:p>
        </text:list-item>
      </text:list>
      <text:p text:style-name="P9"/>
      <text:h text:style-name="P3" text:outline-level="2"><text:bookmark text:name="3-arquitetura-do-pipeline"/>3. Arquitetura do Pipeline</text:h>
      <text:h text:style-name="P8" text:outline-level="3"><text:bookmark text:name="31-diagrama-de-classe"/>3.1 Diagrama de Classe</text:h>
      <text:h text:style-name="P14" text:outline-level="3"><text:bookmark text:name="32-diagrama-de-atividade"/>3.2 Diagrama de Atividade</text:h>
      <text:p text:style-name="P15">- <text:span text:style-name="T1">Checar conexão banco</text:span></text:p>
      <text:p text:style-name="P15">- <text:span text:style-name="T1">Checar conexão site ons</text:span></text:p>
      <text:p text:style-name="P15">- <text:span text:style-name="T1">Coletar links do site da ons</text:span></text:p>
      <text:p text:style-name="P15">- <text:span text:style-name="T1">Guardas dados da tabela (Dataframe) </text:span></text:p>
      <text:p text:style-name="P15"/>
      <text:h text:style-name="P3" text:outline-level="2"/>
      <text:h text:style-name="P3" text:outline-level="2"/>
      <text:h text:style-name="P3" text:outline-level="2"><text:bookmark text:name="4-principais-funcionalidades"/>4. Principais Funcionalidades</text:h>
      <text:h text:style-name="P8" text:outline-level="3"><text:bookmark text:name="requisitos-funcionais"/><text:span text:style-name="T5">4.1 - </text:span>Requisitos Funcionais</text:h>
      <text:p text:style-name="P9">-<text:span text:style-name="T5">Implementar carga completa <text:s/>dados</text:span></text:p>
      <text:p text:style-name="P9">- <text:span text:style-name="T5">Implementar carga fracionada dos dados</text:span></text:p>
      <text:p text:style-name="P9">- <text:span text:style-name="T5">Validar links csv para verificar se contém data atual, ano atual e link sem data</text:span></text:p>
      <text:p text:style-name="P9">- <text:span text:style-name="T5">Verificar no dados extraidos, registro novos com id_index</text:span></text:p>
      <text:p text:style-name="P9">- <text:span text:style-name="T5">Salvar em um banco de dados mysql</text:span></text:p>
      <text:h text:style-name="P3" text:outline-level="2"><text:span text:style-name="T5">4.2 -</text:span> Requisitos Não Funcionais</text:h>
      <text:p text:style-name="P15"><text:span text:style-name="T6">O código deve seguir os princípios </text:span><text:span text:style-name="Strong_20_Emphasis"><text:span text:style-name="T7">SOLID</text:span></text:span><text:span text:style-name="T6">.</text:span></text:p>
      <text:list text:style-name="L6">
        <text:list-item>
          <text:p text:style-name="P16"><text:span text:style-name="T8">Utilizar o padrão </text:span><text:span text:style-name="Strong_20_Emphasis"><text:span text:style-name="T8">Cadeia de Responsabilidade</text:span></text:span><text:span text:style-name="T8">.</text:span></text:p>
        </text:list-item>
        <text:list-item>
          <text:p text:style-name="P17"><text:soft-page-break/>Código com tipagem estática e documentação.</text:p>
        </text:list-item>
        <text:list-item>
          <text:p text:style-name="P17">O ETL não deve precisar de refatoração extensa caso novos sites RSS sejam adicionados.</text:p>
        </text:list-item>
        <text:list-item>
          <text:p text:style-name="P17">Suporte extensível a outros sites RSS para extração.</text:p>
        </text:list-item>
        <text:list-item>
          <text:p text:style-name="P17">Todas as credenciais de acesso devem ser protegidas.</text:p>
        </text:list-item>
      </text:list>
      <text:p text:style-name="P9"/>
      <text:h text:style-name="P3" text:outline-level="2"><text:span text:style-name="T5">5</text:span>. Exemplo Simplificado do Código</text:h>
      <text:p text:style-name="P18"/>
      <text:h text:style-name="P3" text:outline-level="2"><text:span text:style-name="T5">6</text:span>. Vídeo com a demonstração do projeto</text:h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0T22:18:27.088916592</meta:creation-date>
    <dc:date>2025-08-02T18:28:19.475792068</dc:date>
    <meta:editing-duration>PT13H45M41S</meta:editing-duration>
    <meta:editing-cycles>5</meta:editing-cycles>
    <meta:generator>LibreOffice/25.2.2.2$Linux_X86_64 LibreOffice_project/520$Build-2</meta:generator>
    <meta:document-statistic meta:table-count="0" meta:image-count="0" meta:object-count="0" meta:page-count="2" meta:paragraph-count="37" meta:word-count="271" meta:character-count="1613" meta:non-whitespace-character-count="1385"/>
  </office:meta>
</office:document-meta>
</file>